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</table:table-row>
        <table:table-row table:style-name="ro1" table:number-rows-repeated="104829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J223:peru.J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6:34:58.279764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31T16:58:06.275443024</dc:date>
    <dc:creator>Jesus Castagnetto</dc:creator>
    <meta:editing-duration>PT7H17M12S</meta:editing-duration>
    <meta:editing-cycles>31</meta:editing-cycles>
    <meta:generator>LibreOffice/6.3.5.2$Linux_X86_64 LibreOffice_project/30$Build-2</meta:generator>
    <meta:document-statistic meta:table-count="1" meta:cell-count="1514" meta:object-count="0"/>
  </office:meta>
</office:document-meta>
</file>